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automatic-styles>
    <style:style style:name="P1" style:family="paragraph" style:parent-style-name="Header">
      <style:text-properties style:font-name="Arial" style:font-name-complex="Arial1"/>
    </style:style>
    <style:style style:name="P2" style:family="paragraph" style:parent-style-name="Footer">
      <style:text-properties style:font-name="Arial" style:font-name-complex="Arial1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style:font-name="arial" fo:font-size="12pt" officeooo:rsid="0007ba21" officeooo:paragraph-rsid="0007ba21" style:font-size-asian="12pt" style:font-name-complex="Arial1" style:font-size-complex="12pt"/>
    </style:style>
    <style:style style:name="P6" style:family="paragraph" style:parent-style-name="Standard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style:font-name="arial" fo:font-size="12pt" style:text-underline-style="solid" style:text-underline-width="auto" style:text-underline-color="font-color" officeooo:rsid="0007ba21" officeooo:paragraph-rsid="0007ba21" style:font-size-asian="12pt" style:font-size-complex="12pt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text-properties style:font-name="arial" style:font-name-complex="Arial1"/>
    </style:style>
    <style:style style:name="P10" style:family="paragraph" style:parent-style-name="Standard">
      <style:paragraph-properties fo:break-before="page"/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26pt" style:font-size-asian="26pt" style:font-name-complex="Arial1" style:font-size-complex="26pt"/>
    </style:style>
    <style:style style:name="P12" style:family="paragraph" style:parent-style-name="Standard">
      <style:text-properties style:font-name="arial" fo:font-size="14pt" fo:font-weight="bold" style:font-size-asian="14pt" style:font-weight-asian="bold" style:font-name-complex="Arial1" style:font-size-complex="14pt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0cd377" officeooo:paragraph-rsid="000cd377" style:font-size-asian="12.25pt" style:font-weight-asian="bold" style:font-size-complex="14pt" style:font-weight-complex="bold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10271f" officeooo:paragraph-rsid="0010271f" style:font-size-asian="12.25pt" style:font-weight-asian="bold" style:font-size-complex="14pt" style:font-weight-complex="bold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140120" officeooo:paragraph-rsid="00140120" style:font-size-asian="12.25pt" style:font-weight-asian="bold" style:font-size-complex="14pt" style:font-weight-complex="bold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1b0820" officeooo:paragraph-rsid="001b0820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solid" style:text-underline-width="auto" style:text-underline-color="font-color" fo:font-weight="bold" officeooo:rsid="001c4b3f" officeooo:paragraph-rsid="001c4b3f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style:font-name="arial" fo:font-size="11pt" style:font-size-asian="11pt" style:font-size-complex="11pt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0271f" officeooo:paragraph-rsid="0010271f" style:font-size-asian="9.60000038146973pt" style:font-weight-asian="normal" style:font-size-complex="11pt" style:font-weight-complex="normal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0271f" officeooo:paragraph-rsid="0011e873" style:font-size-asian="9.60000038146973pt" style:font-weight-asian="normal" style:font-size-complex="11pt" style:font-weight-complex="normal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cd377" officeooo:paragraph-rsid="000cd377" style:font-size-asian="9.60000038146973pt" style:font-weight-asian="normal" style:font-size-complex="11pt" style:font-weight-complex="normal"/>
    </style:style>
    <style:style style:name="P22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d5f16" officeooo:paragraph-rsid="000d5f16" style:font-size-asian="9.60000038146973pt" style:font-weight-asian="normal" style:font-size-complex="11pt" style:font-weight-complex="normal"/>
    </style:style>
    <style:style style:name="P23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db5e9" officeooo:paragraph-rsid="000db5e9" style:font-size-asian="9.60000038146973pt" style:font-weight-asian="normal" style:font-size-complex="11pt" style:font-weight-complex="normal"/>
    </style:style>
    <style:style style:name="P24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e342a" officeooo:paragraph-rsid="000e342a" style:font-size-asian="9.60000038146973pt" style:font-weight-asian="normal" style:font-size-complex="11pt" style:font-weight-complex="normal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40120" officeooo:paragraph-rsid="00140120" style:font-size-asian="9.60000038146973pt" style:font-weight-asian="normal" style:font-size-complex="11pt" style:font-weight-complex="normal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5062c" officeooo:paragraph-rsid="0015062c" style:font-size-asian="9.60000038146973pt" style:font-weight-asian="normal" style:font-size-complex="11pt" style:font-weight-complex="normal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normal" officeooo:rsid="00114725" officeooo:paragraph-rsid="00114725" style:font-size-asian="9.60000038146973pt" style:font-weight-asian="normal" style:font-size-complex="11pt" style:font-weight-complex="normal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30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officeooo:rsid="001510c8" officeooo:paragraph-rsid="001510c8" style:font-size-asian="9.60000038146973pt" style:font-weight-asian="bold" style:font-size-complex="11pt" style:font-weight-complex="bold"/>
    </style:style>
    <style:style style:name="P31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officeooo:rsid="00170cdd" officeooo:paragraph-rsid="00170cdd" style:font-size-asian="9.60000038146973pt" style:font-weight-asian="bold" style:font-size-complex="11pt" style:font-weight-complex="bold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officeooo:rsid="001860b2" officeooo:paragraph-rsid="001860b2" style:font-size-asian="9.60000038146973pt" style:font-weight-asian="bold" style:font-size-complex="11pt" style:font-weight-complex="bold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style:font-name="arial" style:text-underline-style="none" officeooo:rsid="000a168b" officeooo:paragraph-rsid="000a168b"/>
    </style:style>
    <style:style style:name="P34" style:family="paragraph" style:parent-style-name="List_20_Paragraph">
      <style:paragraph-properties fo:margin-left="0cm" fo:margin-right="0cm" fo:text-indent="0cm" style:auto-text-indent="false"/>
      <style:text-properties style:font-name="arial" fo:font-size="22pt" fo:font-style="normal" style:text-underline-style="none" fo:font-weight="normal" officeooo:rsid="001b0820" officeooo:paragraph-rsid="001b0820" style:font-size-asian="22pt" style:font-style-asian="normal" style:font-weight-asian="normal" style:font-size-complex="22pt" style:font-style-complex="normal" style:font-weight-complex="normal"/>
    </style:style>
    <style:style style:name="P35" style:family="paragraph" style:parent-style-name="List_20_Paragraph" style:list-style-name="WWNum1">
      <style:text-properties style:font-name="arial" style:font-name-complex="Arial1"/>
    </style:style>
    <style:style style:name="P36" style:family="paragraph" style:parent-style-name="List_20_Paragraph" style:list-style-name="WWNum2">
      <style:text-properties style:font-name="arial" style:font-name-complex="Arial1"/>
    </style:style>
    <style:style style:name="P37" style:family="paragraph" style:parent-style-name="List_20_Paragraph" style:list-style-name="WWNum3">
      <style:text-properties style:font-name="arial" style:font-name-complex="Arial1"/>
    </style:style>
    <style:style style:name="P38" style:family="paragraph" style:parent-style-name="List_20_Paragraph" style:list-style-name="WWNum2">
      <style:text-properties style:font-name="arial"/>
    </style:style>
    <style:style style:name="P39" style:family="paragraph" style:parent-style-name="List_20_Paragraph" style:list-style-name="WWNum3">
      <style:text-properties style:font-name="arial"/>
    </style:style>
    <style:style style:name="P40" style:family="paragraph" style:parent-style-name="List_20_Paragraph" style:list-style-name="WWNum4">
      <style:text-properties style:font-name="arial" fo:font-size="11pt" style:font-size-asian="11pt" style:font-size-complex="11pt"/>
    </style:style>
    <style:style style:name="P41" style:family="paragraph" style:parent-style-name="List_20_Paragraph" style:list-style-name="WWNum4">
      <style:text-properties style:font-name="arial" fo:font-size="11pt" officeooo:rsid="0003ed10" officeooo:paragraph-rsid="0005d5fc" style:font-size-asian="11pt" style:font-size-complex="11pt"/>
    </style:style>
    <style:style style:name="P42" style:family="paragraph" style:parent-style-name="List_20_Paragraph" style:list-style-name="WWNum4">
      <style:text-properties style:font-name="arial" fo:font-size="11pt" officeooo:rsid="0005d5fc" officeooo:paragraph-rsid="0005d5fc" style:font-size-asian="11pt" style:font-name-complex="Arial1" style:font-size-complex="11pt"/>
    </style:style>
    <style:style style:name="P43" style:family="paragraph" style:parent-style-name="List_20_Paragraph" style:list-style-name="WWNum4">
      <style:text-properties style:font-name="arial" fo:font-size="11pt" officeooo:rsid="0007ba21" officeooo:paragraph-rsid="0007ba21" style:font-size-asian="11pt" style:font-name-complex="Arial1" style:font-size-complex="11pt"/>
    </style:style>
    <style:style style:name="P44" style:family="paragraph" style:parent-style-name="List_20_Paragraph" style:list-style-name="L2">
      <style:text-properties style:font-name="arial" fo:font-size="11pt" style:text-underline-style="none" fo:font-weight="normal" officeooo:rsid="000d5f16" officeooo:paragraph-rsid="000d5f16" style:font-size-asian="9.60000038146973pt" style:font-weight-asian="normal" style:font-size-complex="11pt" style:font-weight-complex="normal"/>
    </style:style>
    <style:style style:name="P45" style:family="paragraph" style:parent-style-name="List_20_Paragraph" style:list-style-name="L2">
      <style:text-properties style:font-name="arial" fo:font-size="11pt" style:text-underline-style="none" fo:font-weight="normal" officeooo:rsid="000db5e9" officeooo:paragraph-rsid="000db5e9" style:font-size-asian="9.60000038146973pt" style:font-weight-asian="normal" style:font-size-complex="11pt" style:font-weight-complex="normal"/>
    </style:style>
    <style:style style:name="P46" style:family="paragraph" style:parent-style-name="List_20_Paragraph" style:list-style-name="L3"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47" style:family="paragraph" style:parent-style-name="List_20_Paragraph" style:list-style-name="L4"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48" style:family="paragraph" style:parent-style-name="List_20_Paragraph" style:list-style-name="L5">
      <style:text-properties style:font-name="arial" fo:font-size="11pt" style:text-underline-style="none" fo:font-weight="normal" officeooo:rsid="00140120" officeooo:paragraph-rsid="00140120" style:font-size-asian="9.60000038146973pt" style:font-weight-asian="normal" style:font-size-complex="11pt" style:font-weight-complex="normal"/>
    </style:style>
    <style:style style:name="P49" style:family="paragraph" style:parent-style-name="List_20_Paragraph" style:list-style-name="L6">
      <style:text-properties style:font-name="arial" fo:font-size="11pt" fo:font-style="normal" style:text-underline-style="none" fo:font-weight="normal" officeooo:rsid="001510c8" officeooo:paragraph-rsid="001510c8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860b2" officeooo:paragraph-rsid="00170cdd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9bacf" officeooo:paragraph-rsid="001860b2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b0820" officeooo:paragraph-rsid="001b0820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c4b3f" officeooo:paragraph-rsid="001c4b3f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List_20_Paragraph" style:list-style-name="L7">
      <style:text-properties style:font-name="arial" fo:font-size="11pt" fo:font-style="normal" style:text-underline-style="none" fo:font-weight="normal" officeooo:rsid="001c4b3f" officeooo:paragraph-rsid="001c4b3f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List_20_Paragraph" style:list-style-name="L7">
      <style:text-properties style:font-name="arial" fo:font-size="11pt" fo:font-style="normal" style:text-underline-style="none" fo:font-weight="normal" officeooo:rsid="001d507c" officeooo:paragraph-rsid="001d507c" style:font-size-asian="9.60000038146973pt" style:font-style-asian="normal" style:font-weight-asian="normal" style:font-size-complex="11pt" style:font-style-complex="normal" style:font-weight-complex="normal"/>
    </style:style>
    <style:style style:name="P56" style:family="paragraph" style:parent-style-name="List_20_Paragraph" style:list-style-name="L8">
      <style:text-properties style:font-name="arial" fo:font-size="11pt" fo:font-style="normal" style:text-underline-style="none" fo:font-weight="normal" officeooo:rsid="001f69dc" officeooo:paragraph-rsid="001f69dc" style:font-size-asian="9.60000038146973pt" style:font-style-asian="normal" style:font-weight-asian="normal" style:font-size-complex="11pt" style:font-style-complex="normal" style:font-weight-complex="normal"/>
    </style:style>
    <style:style style:name="P57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19bacf" officeooo:paragraph-rsid="001860b2" style:font-size-asian="9.60000038146973pt" style:font-style-asian="normal" style:font-weight-asian="normal" style:font-size-complex="11pt" style:font-style-complex="normal" style:font-weight-complex="normal"/>
    </style:style>
    <style:style style:name="P58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1d507c" officeooo:paragraph-rsid="001d507c" style:font-size-asian="9.60000038146973pt" style:font-style-asian="normal" style:font-weight-asian="normal" style:font-size-complex="11pt" style:font-style-complex="normal" style:font-weight-complex="normal"/>
    </style:style>
    <style:style style:name="P59" style:family="paragraph" style:parent-style-name="List_20_Paragraph" style:list-style-name="L8">
      <style:text-properties style:font-name="arial" fo:font-size="11pt" fo:font-style="normal" style:text-underline-style="solid" style:text-underline-width="auto" style:text-underline-color="font-color" fo:font-weight="normal" officeooo:rsid="001f69dc" officeooo:paragraph-rsid="001f69dc" style:font-size-asian="9.60000038146973pt" style:font-style-asian="normal" style:font-weight-asian="normal" style:font-size-complex="11pt" style:font-style-complex="normal" style:font-weight-complex="normal"/>
    </style:style>
    <style:style style:name="P60" style:family="paragraph" style:parent-style-name="List_20_Paragraph" style:list-style-name="L1">
      <style:text-properties style:font-name="arial" style:text-underline-style="none" officeooo:rsid="0007ba21" officeooo:paragraph-rsid="0007ba21"/>
    </style:style>
    <style:style style:name="P61" style:family="paragraph" style:parent-style-name="List_20_Paragraph" style:list-style-name="L1">
      <style:text-properties style:font-name="arial" style:text-underline-style="none" officeooo:rsid="000a168b" officeooo:paragraph-rsid="000a168b"/>
    </style:style>
    <style:style style:name="P62" style:family="paragraph" style:parent-style-name="List_20_Paragraph" style:list-style-name="L2">
      <style:paragraph-properties fo:margin-left="0cm" fo:margin-right="0cm" fo:text-indent="0cm" style:auto-text-indent="false" fo:break-before="page"/>
      <style:text-properties style:font-name="arial" fo:font-size="14pt" style:text-underline-style="none" fo:font-weight="bold" officeooo:rsid="000db5e9" officeooo:paragraph-rsid="000db5e9" style:font-size-asian="12.25pt" style:font-weight-asian="bold" style:font-size-complex="14pt" style:font-weight-complex="bold"/>
    </style:style>
    <style:style style:name="P63" style:family="paragraph" style:parent-style-name="List_20_Paragraph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21431d" officeooo:paragraph-rsid="0021431d"/>
    </style:style>
    <style:style style:name="P64" style:family="paragraph" style:parent-style-name="List_20_Paragraph" style:list-style-name="L9">
      <style:text-properties style:text-underline-style="solid" style:text-underline-width="auto" style:text-underline-color="font-color" officeooo:rsid="00230824" officeooo:paragraph-rsid="00230824"/>
    </style:style>
    <style:style style:name="P65" style:family="paragraph" style:parent-style-name="List_20_Paragraph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230824" officeooo:paragraph-rsid="00230824"/>
    </style:style>
    <style:style style:name="P66" style:family="paragraph" style:parent-style-name="List_20_Paragraph" style:list-style-name="L10">
      <style:text-properties style:text-underline-style="solid" style:text-underline-width="auto" style:text-underline-color="font-color" officeooo:rsid="0024041c" officeooo:paragraph-rsid="0024041c"/>
    </style:style>
    <style:style style:name="P67" style:family="paragraph" style:parent-style-name="List_20_Paragraph">
      <style:paragraph-properties fo:margin-left="0cm" fo:margin-right="0cm" fo:text-indent="0cm" style:auto-text-indent="false"/>
      <style:text-properties officeooo:paragraph-rsid="001f69dc"/>
    </style:style>
    <style:style style:name="P68" style:family="paragraph" style:parent-style-name="List_20_Paragraph" style:list-style-name="L8">
      <style:paragraph-properties fo:margin-left="0cm" fo:margin-right="0cm" fo:text-indent="0cm" style:auto-text-indent="false"/>
      <style:text-properties officeooo:paragraph-rsid="001f69dc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3" style:family="text">
      <style:text-properties style:text-position="sub 58%" style:font-name-complex="Arial1"/>
    </style:style>
    <style:style style:name="T4" style:family="text">
      <style:text-properties fo:font-size="12pt" style:text-underline-style="solid" style:text-underline-width="auto" style:text-underline-color="font-color" style:font-size-asian="12pt" style:font-name-complex="Arial1" style:font-size-complex="12pt"/>
    </style:style>
    <style:style style:name="T5" style:family="text">
      <style:text-properties fo:font-size="12pt" style:font-size-asian="12pt" style:font-name-complex="Arial1" style:font-size-complex="12pt"/>
    </style:style>
    <style:style style:name="T6" style:family="text">
      <style:text-properties style:font-name-complex="Arial1"/>
    </style:style>
    <style:style style:name="T7" style:family="text">
      <style:text-properties officeooo:rsid="0003a0e4" style:font-name-complex="Arial1"/>
    </style:style>
    <style:style style:name="T8" style:family="text">
      <style:text-properties officeooo:rsid="0005d5fc" style:font-name-complex="Arial1"/>
    </style:style>
    <style:style style:name="T9" style:family="text">
      <style:text-properties officeooo:rsid="0007ba21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11e873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officeooo:rsid="001f20eb"/>
    </style:style>
    <style:style style:name="T14" style:family="text">
      <style:text-properties style:text-underline-style="none" officeooo:rsid="001f69dc"/>
    </style:style>
    <style:style style:name="T15" style:family="text">
      <style:text-properties officeooo:rsid="000984fb"/>
    </style:style>
    <style:style style:name="T16" style:family="text">
      <style:text-properties officeooo:rsid="000b1b79"/>
    </style:style>
    <style:style style:name="T17" style:family="text">
      <style:text-properties officeooo:rsid="000cd377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114725"/>
    </style:style>
    <style:style style:name="T2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1860b2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19bacf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26" style:family="text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T27" style:family="text">
      <style:text-properties style:font-name="arial" fo:font-size="11pt" fo:font-style="normal" style:text-underline-style="none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28" style:family="text">
      <style:text-properties style:font-name="arial" fo:font-size="11pt" fo:font-style="normal" style:text-underline-style="none" fo:font-weight="normal" officeooo:rsid="001f69dc" style:font-size-asian="9.60000038146973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font-name="arial" fo:font-size="11pt" fo:font-style="normal" style:text-underline-style="none" fo:font-weight="normal" officeooo:rsid="0024041c" style:font-size-asian="9.60000038146973pt" style:font-style-asian="normal" style:font-weight-asian="normal" style:font-size-complex="11pt" style:font-style-complex="normal" style:font-weight-complex="normal"/>
    </style:style>
    <style:style style:name="T30" style:family="text">
      <style:text-properties style:font-name="arial"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font-name="arial" fo:font-size="11pt" fo:font-style="normal" fo:font-weight="normal" officeooo:rsid="001f69dc" style:font-size-asian="9.60000038146973pt" style:font-style-asian="normal" style:font-weight-asian="normal" style:font-size-complex="11pt" style:font-style-complex="normal" style:font-weight-complex="normal"/>
    </style:style>
    <style:style style:name="T32" style:family="text">
      <style:text-properties officeooo:rsid="001f20e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arte I – Hardware de la placa base</text:p>
      <text:p text:style-name="P4"/>
      <text:p text:style-name="P12">1.- La placa base</text:p>
      <text:p text:style-name="P9">Elemento que se encarga de interconectar todos los componentes de un ordenador. </text:p>
      <text:p text:style-name="P9">Es en esencia un circuito impreso con resistencias, condensadores… que permiten el funcionamiento de los componentes del ordenador como un conjunto.</text:p>
      <text:p text:style-name="P6">Elementos de una placa base</text:p>
      <text:list xml:id="list747980303" text:style-name="WWNum1">
        <text:list-item>
          <text:p text:style-name="P35">Zócalo (shocket) del microprocesador: Conector para este.</text:p>
        </text:list-item>
        <text:list-item>
          <text:p text:style-name="P35">Ranuras (slots) de memoria: Conector para memoria principal.</text:p>
        </text:list-item>
        <text:list-item>
          <text:p text:style-name="P35">Ranuras (slots) de expansión: Conector para tarjetas de expansión.</text:p>
        </text:list-item>
        <text:list-item>
          <text:p text:style-name="P35">Chipset: Controla funciones del ordenador.</text:p>
        </text:list-item>
        <text:list-item>
          <text:p text:style-name="P35">BIOS: Conjunto de programas almacenados en una memoria EEPROM empleados durante el proceso de arranque.</text:p>
        </text:list-item>
        <text:list-item>
          <text:p text:style-name="P35">Conectores externos: Para comunicar la CPU con dispositivos externos.</text:p>
        </text:list-item>
        <text:list-item>
          <text:p text:style-name="P35">Conectores internos: Para comunicar la CPU con dispositivos internos.</text:p>
        </text:list-item>
        <text:list-item>
          <text:p text:style-name="P35">Conectores eléctricos: Empleados para suministrar electricidad.</text:p>
        </text:list-item>
        <text:list-item>
          <text:p text:style-name="P35">Batería: Mantiene la información inicial del sistema cuando este se apaga.</text:p>
        </text:list-item>
      </text:list>
      <text:p text:style-name="P12">2.- Factor de forma de la placa base</text:p>
      <text:p text:style-name="P9">Se refiere a las características de esta: Forma, tamaño, disposición de componentes y al tipo de alimentación de esta.</text:p>
      <text:p text:style-name="P8"><text:span text:style-name="T4">Placas AT</text:span><text:span text:style-name="T5"> </text:span><text:span text:style-name="T6">(Advanced technology)</text:span></text:p>
      <text:p text:style-name="P9">Primer intento exitoso de estandarización por parte de Intel en 1984 con el 386 y 486</text:p>
      <text:list xml:id="list2378728752" text:style-name="WWNum2">
        <text:list-item>
          <text:p text:style-name="P38"><text:span text:style-name="T6">Gran tamaño: 305 x 350</text:span><text:span text:style-name="T3">mm</text:span></text:p>
        </text:list-item>
        <text:list-item>
          <text:p text:style-name="P36">Conector alimentación: En dos partes, colocación correcta o la placa peta.</text:p>
        </text:list-item>
        <text:list-item>
          <text:p text:style-name="P36">Conector alimentación a placa: Nada intuitivo, posibilidad de error al conectar.</text:p>
        </text:list-item>
        <text:list-item>
          <text:p text:style-name="P36">Botón encendido: Pulsador mecánico conectado a la fuente de alimentación.</text:p>
        </text:list-item>
        <text:list-item>
          <text:p text:style-name="P36">Conectores serie y paralelo: Incluidos en la placa.</text:p>
        </text:list-item>
        <text:list-item>
          <text:p text:style-name="P36">Conector DIN 5 pines para teclado: Único conector para periféricos integrado.</text:p>
        </text:list-item>
      </text:list>
      <text:p text:style-name="P6">Placas Baby AT </text:p>
      <text:list xml:id="list2776724290" text:style-name="WWNum3">
        <text:list-item>
          <text:p text:style-name="P39"><text:span text:style-name="T6">Menor tamaño que AT: 220 x 330</text:span><text:span text:style-name="T3">mm</text:span></text:p>
        </text:list-item>
        <text:list-item>
          <text:p text:style-name="P37">Incluye conectores puertos serie y paralelo.</text:p>
        </text:list-item>
        <text:list-item>
          <text:p text:style-name="P37">Dificultar de trabajo al actualizar hardware.</text:p>
        </text:list-item>
        <text:list-item>
          <text:p text:style-name="P37">Por la proximidad de componentes y aumento de potencia genera más calor.</text:p>
        </text:list-item>
      </text:list>
      <text:p text:style-name="P9"/>
      <text:p text:style-name="P10"><text:span text:style-name="T4">Placas ATX</text:span><text:span text:style-name="T5"> </text:span><text:span text:style-name="T6">(Advanced Technology eXtended)</text:span></text:p>
      <text:p text:style-name="P18"><text:span text:style-name="T6">Aparecen en 1995, tiene un tamaño de 305 x 244</text:span><text:span text:style-name="T3">mm</text:span><text:span text:style-name="T6"> y poseen una mejor distribución de los componentes. Esto permite un mejor acceso y mejora la refrigeración de estos. Elementos que la componen:</text:span></text:p>
      <text:list xml:id="list2408377318" text:style-name="WWNum4">
        <text:list-item>
          <text:p text:style-name="P40"><text:span text:style-name="T6">Conector eléctrico: Mas seguro, de una sola pieza tanto el conector de la fuente como el de la placa base, esto hace que no se pu</text:span><text:span text:style-name="T7">e</text:span><text:span text:style-name="T6">d</text:span><text:span text:style-name="T7">a</text:span><text:span text:style-name="T6"> conectar </text:span><text:span text:style-name="T7">de manera errónea.</text:span></text:p>
        </text:list-item>
        <text:list-item>
          <text:p text:style-name="P41"><text:span text:style-name="T6">Encendido por placa base: </text:span><text:span text:style-name="T8">Facilita el apagar o encender a través del sistema operativo o de la BIOS.</text:span></text:p>
        </text:list-item>
        <text:list-item>
          <text:p text:style-name="P42"><text:s/><text:span text:style-name="T9">Mejor ventilación: procesador aprovecha aspiración de la fuente para mejorar la refrigeración.</text:span></text:p>
        </text:list-item>
        <text:list-item>
          <text:p text:style-name="P43">Conectores externos en la parte trasera: diferenciados por colores</text:p>
        </text:list-item>
        <text:list-item>
          <text:p text:style-name="P43">Conectores internos recolocados: menor longitud de cables.</text:p>
        </text:list-item>
      </text:list>
      <text:p text:style-name="P5"/>
      <text:p text:style-name="P7">Otros formatos de placa base<text:span text:style-name="T10">:</text:span></text:p>
      <text:list xml:id="list2161219836" text:style-name="L1">
        <text:list-item>
          <text:p text:style-name="P60">Mini ATX y micro ATX: versiones reducidas de ATX misma disposición de elementos y anclajes al chasis.</text:p>
        </text:list-item>
        <text:list-item>
          <text:p text:style-name="P60">LPX (Low Profile eXtended): <text:span text:style-name="T15">Las ranuras de expansión no se encuentran en la placa sino en un conector especial colocado en horizontal llamado “riser card”. Las tarjetas de expansión van conectadas a este. Se sitúan en paralelo a la placa. Poca capacidad de expansión y baja refrigeración.</text:span></text:p>
        </text:list-item>
        <text:list-item>
          <text:p text:style-name="P61"><text:s/>Intenta facilitar la actualización de las placas base. Da soporte para AGP y USB</text:p>
        </text:list-item>
        <text:list-item>
          <text:p text:style-name="P61">BTX (Balanced Technolog<text:span text:style-name="T16">y</text:span> eXtended): Intenta resolver problemas de refrigeración de CPU con una distribución diferente de los componentes.</text:p>
        </text:list-item>
        <text:list-item>
          <text:p text:style-name="P61">WTX <text:span text:style-name="T16">(Workstation Technology eXtended): </text:span><text:span text:style-name="T17">Diseñado para albergar varios procesadores y discos. Usado para servidores. Se accede mediante puertas abatibles y cajones extraíbles para los componentes internos.</text:span></text:p>
        </text:list-item>
      </text:list>
      <text:p text:style-name="P33"/>
      <text:p text:style-name="P13">3.- Zócalos para el microprocesador</text:p>
      <text:p text:style-name="P21"/>
      <text:p text:style-name="P22">Permite instalar y desinstalar el microprocesador fácilmente. Cada placa ha de tener un zócalo apto para el microprocesador que ha sido diseñada. Tipos…</text:p>
      <text:list xml:id="list4175042587" text:style-name="L2">
        <text:list-item>
          <text:p text:style-name="P44">PGA (Pin Grid Array): El más antiguo, de gran tamaño, con orificios para introducir las patillas del procesador.</text:p>
        </text:list-item>
        <text:list-item>
          <text:p text:style-name="P44">ZIF (Zero Insertion Force): Mediante una palanca el procesador se inserta y se retira sin hacer fuerza. Formato similar al PGA pero de fácil uso.</text:p>
        </text:list-item>
        <text:list-item>
          <text:p text:style-name="P45">LGA (Land Grid Array): Los pines de contacto se encuentran en el zócalo, por lo que el procesador no tiene pines. Esto mejora la distribución de energía y se obtiene mayor velocidades de bus.</text:p>
        </text:list-item>
        <text:list-item>
          <text:p text:style-name="P45">Slot A / 1 / 2: Intentaron remplazar a los zócalos. Se insertaban a modo de tarjeta grafica ayudado por guiás de plástico insertadas en la placa.</text:p>
          <text:p text:style-name="P62">4.- Memoria principal</text:p>
        </text:list-item>
      </text:list>
      <text:p text:style-name="P23"/>
      <text:p text:style-name="P24">Antiguamente iba soldada a la placa base, hoy en día se usan módulos DIMM que se insertan en la placa base mediante zócalos para RAM.</text:p>
      <text:p text:style-name="P24">Cada modulo DIMM tiene una cantidad de pines y velocidad FSB (Frontal System Bus) dependiendo de su tipo (DDR, DDR2, DDR3…) </text:p>
      <text:p text:style-name="P19">Se puede insertar los módulos exactamente iguales por parejas y en ranuras concretas para aprovechar la capacidad de doble canal de memoria (dual channel). Existe la posibilidad de triple y cuádruple canal, pero no son frecuentes.</text:p>
      <text:p text:style-name="P19"/>
      <text:p text:style-name="P14">5.- El Chipset</text:p>
      <text:p text:style-name="P19"/>
      <text:p text:style-name="P19">Conjunto de chips que controla algunas funciones del ordenador. <text:span text:style-name="T19">Están soldados a la placa base y manejan los buses. Levan disipador. Dos tipos:</text:span></text:p>
      <text:p text:style-name="P19"/>
      <text:p text:style-name="P28">Puente norte<text:span text:style-name="T10"> (Northbridge): Controla el funcionamiento y la frecuencia del bus del procesador, la memoria y los puertos de alta velocidad. </text:span><text:span text:style-name="T11">Características.</text:span></text:p>
      <text:list xml:id="list3739074296" text:style-name="L3">
        <text:list-item>
          <text:p text:style-name="P46">Tipo, velocidad y números de procesadores soportados por la placa.</text:p>
        </text:list-item>
        <text:list-item>
          <text:p text:style-name="P46">Velocidad de bus frontal.</text:p>
        </text:list-item>
        <text:list-item>
          <text:p text:style-name="P46">Controlador de memoria.</text:p>
        </text:list-item>
        <text:list-item>
          <text:p text:style-name="P46">Tipo y cantidad de máxima RAM soportada.</text:p>
        </text:list-item>
        <text:list-item>
          <text:p text:style-name="P46">Controladora grafica integrada (solo algunos)</text:p>
        </text:list-item>
      </text:list>
      <text:p text:style-name="P20"/>
      <text:p text:style-name="P29">Puente sur<text:span text:style-name="T10"> (Southbridge): Controla los buses de entrada y salida de datos para periféricos (E/S). Determina el tipo de soporte IDE, el bus PCI y los puertos serie y paralelo. Características:</text:span></text:p>
      <text:list xml:id="list3404638237" text:style-name="L4">
        <text:list-item>
          <text:p text:style-name="P47">Soporte para buses de expansión.</text:p>
        </text:list-item>
        <text:list-item>
          <text:p text:style-name="P47">Controladoras de dispositivos IDE, SATA, disquetera, red de ethernet y sonido.</text:p>
        </text:list-item>
        <text:list-item>
          <text:p text:style-name="P47">Control de puertos para periféricos USB o FireWire.</text:p>
        </text:list-item>
      </text:list>
      <text:p text:style-name="P25"/>
      <text:p text:style-name="P15">6.- Ranuras de expansión</text:p>
      <text:p text:style-name="P26"/>
      <text:p text:style-name="P26">Ranuras con conectores eléctricos en la que se insertan diferentes tipos de tarjetas (gráficas, de sonido, de red…) Estas ranuras forman parte de un bus a través del cual se comunican los distintos dispositivos del ordenador. El bus está compuesto por:</text:p>
      <text:list xml:id="list3887448613" text:style-name="L5">
        <text:list-item>
          <text:p text:style-name="P48">Bus de direcciones: Indica lugares de la memoria de escritura/lectura.</text:p>
        </text:list-item>
        <text:list-item>
          <text:p text:style-name="P48">Bus de datos: Realiza transmisión de datos.</text:p>
        </text:list-item>
        <text:list-item>
          <text:p text:style-name="P48">Bus de control: Dirige la circulación de datos.</text:p>
        </text:list-item>
      </text:list>
      <text:p text:style-name="P26"/>
      <text:p text:style-name="P27">Con el tiempo se han ido desarrollado diferentes tipos de ranuras. Ejemplos:</text:p>
      <text:p text:style-name="P27"/>
      <text:p text:style-name="P30"><text:span text:style-name="T18">PCI</text:span><text:span text:style-name="T12"> (Peripheral Component Interconnect): Aparece a principio de los 90, en ellas se conectaban tarjetas de video y sonido. Permiten tecnología </text:span><text:span text:style-name="T20">Plug and Play</text:span><text:span text:style-name="T21">.</text:span></text:p>
      <text:list xml:id="list1796941951" text:style-name="L6">
        <text:list-item>
          <text:p text:style-name="P49">Las placas poseen de 2 a 3 ranuras PCI</text:p>
        </text:list-item>
        <text:list-item>
          <text:p text:style-name="P49">Empezó con 32 bits de ancho de ranura y pasó a 64 bits</text:p>
        </text:list-item>
        <text:list-item>
          <text:p text:style-name="P49">Usaban 5V al principio y pasaron a 3.3V posteriormente.</text:p>
        </text:list-item>
        <text:list-item>
          <text:p text:style-name="P49">Distintas según numero de bits y voltaje necesario.</text:p>
        </text:list-item>
      </text:list>
      <text:p text:style-name="P31"><text:soft-page-break/><text:span text:style-name="T24">AGP</text:span><text:span text:style-name="T21">: (Accelerated Graphics Port): </text:span><text:span text:style-name="T22">Desarrollado por intel, usado solo para tarjetas graficas. Transmite datos en serie. Una por placa base. Versiones de de la 1X a la 8X, todas ellas de 32 bits.</text:span></text:p>
      <text:p text:style-name="P50"/>
      <text:p text:style-name="P32"><text:span text:style-name="T24">PCI Express</text:span><text:span text:style-name="T21">: Desarrollada por intel, transmite datos en serie. Enviá pocos bits pero a mucha velocidad. Permiten conexión en caliente.</text:span></text:p>
      <text:p text:style-name="P32"><text:span text:style-name="T21">Un carril (lan) es un enlace punto a punto bidireccional. Pueden ser 1X, 4X, 8X, 16X… </text:span><text:span text:style-name="T23">Con la versión 1.0 se alcanzaban velocidades de transferencia de 2,5 GT/s con cada nueva versión, esa tasa de GT/s (Gigatransfers) duplica a la versión anterior.</text:span></text:p>
      <text:p text:style-name="P51"/>
      <text:p text:style-name="P57"/>
      <text:p text:style-name="P34">Parte II - El procesador y la memoria ram</text:p>
      <text:p text:style-name="P34"/>
      <text:p text:style-name="P16">1.- El procesador</text:p>
      <text:p text:style-name="P52">Componente principal, controla al resto de componentes. Realiza operaciones matemáticas lógicas, decodifica y ejecuta instrucciones de programas.</text:p>
      <text:p text:style-name="P53">Es un circuito integrado formado por millones de elementos electrónicos.</text:p>
      <text:p text:style-name="P53"/>
      <text:p text:style-name="P17"><text:span text:style-name="T25">Elementos de un procesador</text:span><text:span text:style-name="T26">: Esta basado en la arquitectura de Von Newmann.</text:span></text:p>
      <text:list xml:id="list2031813602" text:style-name="L7">
        <text:list-item>
          <text:p text:style-name="P54">Unidad de punto flotante (FPU): Coprocesador matemático.</text:p>
        </text:list-item>
        <text:list-item>
          <text:p text:style-name="P55">Memoria caché del procesador (L1, L2): De tamaño reducido más rápida.</text:p>
        </text:list-item>
        <text:list-item>
          <text:p text:style-name="P55">Bus frontal (FSB): Conecta CPU con placa base, interfaz entre L2 y placa base. Tiene un ancho de 64 bits.</text:p>
        </text:list-item>
        <text:list-item>
          <text:p text:style-name="P55">Bus posterior (BSB): Interfaz entre L1 y L2. Tiene ancho de 256 bits.</text:p>
        </text:list-item>
      </text:list>
      <text:p text:style-name="P52"/>
      <text:p text:style-name="P58">La velocidad<text:span text:style-name="T10">: </text:span><text:span text:style-name="T13">Hoy en día se mide en gigahercios (GHz) que es un múltiplo del hercio y hace referencia a la frecuencia en la que un cristal de cuarzo emite una señal de reloj que regula un circuito integrado síncrono. </text:span><text:span text:style-name="T14">Dos tipos:</text:span></text:p>
      <text:list xml:id="list3519658589" text:style-name="L8">
        <text:list-item>
          <text:p text:style-name="P59"><text:span text:style-name="T10">Velocidad interna: a la que funciona el procesador.</text:span></text:p>
        </text:list-item>
        <text:list-item>
          <text:p text:style-name="P56">Velocidad FSB: <text:span text:style-name="T32">V</text:span>elocidad de comunicación entre procesador y placa base.</text:p>
          <text:p text:style-name="P68"><text:span text:style-name="T28">La CPU pose un multiplicador que indica diferencia de velocidad de placa base y este</text:span></text:p>
        </text:list-item>
      </text:list>
      <text:p text:style-name="P67"><text:span text:style-name="T28"/></text:p>
      <text:p text:style-name="P63"><text:span text:style-name="T31">L</text:span><text:span text:style-name="T30">a memoria caché</text:span><text:span text:style-name="T27">: Memoria rápida de pequeño tamaño usada por la CPU, guarda datos usados con mayor frecuencia. Poseen hasta 3 niveles de caché. Ejemplo</text:span></text:p>
      <text:list xml:id="list3001705785" text:style-name="L9">
        <text:list-item>
          <text:p text:style-name="P64"><text:span text:style-name="T27">Intel core 2 quad 9600</text:span></text:p>
          <text:list>
            <text:list-item>
              <text:p text:style-name="P64"><text:span text:style-name="T27">L1 64KB + 64KB → 64 para direcciones y 64 para datos</text:span></text:p>
            </text:list-item>
            <text:list-item>
              <text:p text:style-name="P64"><text:span text:style-name="T27">L2 2x4MB → 4 MB por núcleo</text:span></text:p>
            </text:list-item>
            <text:list-item>
              <text:p text:style-name="P64"><text:span text:style-name="T27">Total caché: 8,128MB</text:span></text:p>
            </text:list-item>
          </text:list>
        </text:list-item>
      </text:list>
      <text:p text:style-name="P67"><text:span text:style-name="T28"/></text:p>
      <text:p text:style-name="P65"><text:span text:style-name="T31">E</text:span><text:span text:style-name="T30">ncapsulado</text:span><text:span text:style-name="T27">: Oblea de silicio adherida a una </text:span><text:span text:style-name="T29">placa de circuito impreso </text:span><text:span text:style-name="T27">PCB </text:span><text:span text:style-name="T29">(Printed Circuit Board) con el resto de componentes que forman el procesador. Tipos:</text:span></text:p>
      <text:list xml:id="list4106823799" text:style-name="L10">
        <text:list-item>
          <text:p text:style-name="P66"><text:span text:style-name="T29">D</text:span><text:span text:style-name="T27">IP (Dual In-line Package): Chip con dos hileras de patas,</text:span></text:p>
        </text:list-item>
      </text:list>
      <text:p text:style-name="P67"><text:span text:style-name="T2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OpenSymbol1" fo:font-family="OpenSymbol" style:font-pitch="variable" style:font-charset="x-symbol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82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22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92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62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3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02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72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4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style:font-name-complex="Arial1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text-properties style:font-name="Arial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size="12pt" fo:font-weight="bold" style:font-size-asian="12pt" style:font-weight-asian="bold" style:font-name-complex="Arial1" style:font-size-complex="12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ma 2 – Hardware de un sistema informático<text:tab/>1º DAW</text:p>
        <text:p text:style-name="Header"/>
      </style:header>
      <style:footer>
        <text:p text:style-name="MP2"><text:span text:style-name="MT1">Página </text:span><text:span text:style-name="MT2"><text:page-number text:select-page="current">1</text:page-number></text:span><text:span text:style-name="MT1"><text:s/>de </text:span><text:span text:style-name="MT2"><text:page-count>4</text:page-count></text:span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gope79@hotmail.com</meta:initial-creator>
    <meta:editing-cycles>30</meta:editing-cycles>
    <meta:creation-date>2023-11-22T16:18:00</meta:creation-date>
    <dc:date>2023-12-04T17:17:58.496487692</dc:date>
    <meta:editing-duration>PT3H1M27S</meta:editing-duration>
    <meta:generator>LibreOffice/7.3.7.2$Linux_X86_64 LibreOffice_project/30$Build-2</meta:generator>
    <meta:document-statistic meta:table-count="0" meta:image-count="0" meta:object-count="0" meta:page-count="4" meta:paragraph-count="100" meta:word-count="1433" meta:character-count="8603" meta:non-whitespace-character-count="7324"/>
    <meta:user-defined meta:name="AppVersion">12.0000</meta:user-defined>
    <meta:template xlink:type="simple" xlink:actuate="onRequest" xlink:title="Normal.dotm" xlink:href=""/>
  </office:meta>
</office:document-meta>
</file>